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.2708in" fo:margin-left="0in" fo:margin-top="0in" fo:margin-bottom="0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6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loext:graphic-properties draw:fill="solid" draw:fill-color="#cccccc"/>
      <style:paragraph-properties fo:background-color="#cccccc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11" style:family="paragraph" style:parent-style-name="Standard">
      <loext:graphic-properties draw:fill="solid" draw:fill-color="#cccccc"/>
      <style:paragraph-properties fo:margin-top="0in" fo:margin-bottom="0in" style:contextual-spacing="false" fo:line-height="100%" fo:orphans="0" fo:widows="0" fo:background-color="#cccccc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13" style:family="paragraph" style:parent-style-name="Standard">
      <style:text-properties fo:font-style="italic" style:font-style-asian="italic"/>
    </style:style>
    <style:style style:name="P14" style:family="paragraph" style:parent-style-name="Heading_20_1" style:master-page-name="Standard">
      <style:paragraph-properties fo:text-align="center" style:justify-single-word="false" style:page-number="1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1" style:font-size-asian="11pt" style:font-style-asian="normal" style:font-weight-asian="bold" style:font-name-complex="Calibri1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04d17"/>
    </style:style>
    <style:style style:name="Sect1" style:family="section">
      <style:section-properties style:editable="false">
        <style:columns fo:column-count="3">
          <style:column style:rel-width="20979*" fo:start-indent="0in" fo:end-indent="0.25in"/>
          <style:column style:rel-width="23581*" fo:start-indent="0.25in" fo:end-indent="0.25in"/>
          <style:column style:rel-width="2097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Requis pour variante diplomania</text:h>
      <text:p text:style-name="Standard"/>
      <text:p text:style-name="P1">Pour aider à la compréhension de ce document, voici la convention utilisée pour les exemples issus de la variante standard:</text:p>
      <text:section text:style-name="Sect1" text:name="TextSection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>1</text:p>
            </table:table-cell>
            <table:table-cell table:style-name="Table1.A1" office:value-type="string">
              <text:p text:style-name="P11">ADR</text:p>
            </table:table-cell>
          </table:table-row>
          <table:table-row table:style-name="Table1.1">
            <table:table-cell table:style-name="Table1.A1" office:value-type="string">
              <text:p text:style-name="P11">2</text:p>
            </table:table-cell>
            <table:table-cell table:style-name="Table1.A1" office:value-type="string">
              <text:p text:style-name="P11">AEG</text:p>
            </table:table-cell>
          </table:table-row>
          <table:table-row table:style-name="Table1.1">
            <table:table-cell table:style-name="Table1.A1" office:value-type="string">
              <text:p text:style-name="P11">3</text:p>
            </table:table-cell>
            <table:table-cell table:style-name="Table1.A1" office:value-type="string">
              <text:p text:style-name="P11">alb</text:p>
            </table:table-cell>
          </table:table-row>
          <table:table-row table:style-name="Table1.1">
            <table:table-cell table:style-name="Table1.A1" office:value-type="string">
              <text:p text:style-name="P11">4</text:p>
            </table:table-cell>
            <table:table-cell table:style-name="Table1.A1" office:value-type="string">
              <text:p text:style-name="P11">ank</text:p>
            </table:table-cell>
          </table:table-row>
          <table:table-row table:style-name="Table1.1">
            <table:table-cell table:style-name="Table1.A1" office:value-type="string">
              <text:p text:style-name="P11">5</text:p>
            </table:table-cell>
            <table:table-cell table:style-name="Table1.A1" office:value-type="string">
              <text:p text:style-name="P11">APU</text:p>
            </table:table-cell>
          </table:table-row>
          <table:table-row table:style-name="Table1.1">
            <table:table-cell table:style-name="Table1.A1" office:value-type="string">
              <text:p text:style-name="P11">6</text:p>
            </table:table-cell>
            <table:table-cell table:style-name="Table1.A1" office:value-type="string">
              <text:p text:style-name="P11">ARM</text:p>
            </table:table-cell>
          </table:table-row>
          <table:table-row table:style-name="Table1.1">
            <table:table-cell table:style-name="Table1.A1" office:value-type="string">
              <text:p text:style-name="P11">7</text:p>
            </table:table-cell>
            <table:table-cell table:style-name="Table1.A1" office:value-type="string">
              <text:p text:style-name="P11">BAL</text:p>
            </table:table-cell>
          </table:table-row>
          <table:table-row table:style-name="Table1.1">
            <table:table-cell table:style-name="Table1.A1" office:value-type="string">
              <text:p text:style-name="P11">8</text:p>
            </table:table-cell>
            <table:table-cell table:style-name="Table1.A1" office:value-type="string">
              <text:p text:style-name="P11">BAR</text:p>
            </table:table-cell>
          </table:table-row>
          <table:table-row table:style-name="Table1.1">
            <table:table-cell table:style-name="Table1.A1" office:value-type="string">
              <text:p text:style-name="P11">9</text:p>
            </table:table-cell>
            <table:table-cell table:style-name="Table1.A1" office:value-type="string">
              <text:p text:style-name="P11">BEL</text:p>
            </table:table-cell>
          </table:table-row>
          <table:table-row table:style-name="Table1.1">
            <table:table-cell table:style-name="Table1.A1" office:value-type="string">
              <text:p text:style-name="P11">10</text:p>
            </table:table-cell>
            <table:table-cell table:style-name="Table1.A1" office:value-type="string">
              <text:p text:style-name="P11">BER</text:p>
            </table:table-cell>
          </table:table-row>
          <table:table-row table:style-name="Table1.1">
            <table:table-cell table:style-name="Table1.A1" office:value-type="string">
              <text:p text:style-name="P11">11</text:p>
            </table:table-cell>
            <table:table-cell table:style-name="Table1.A1" office:value-type="string">
              <text:p text:style-name="P11">BLA</text:p>
            </table:table-cell>
          </table:table-row>
          <table:table-row table:style-name="Table1.1">
            <table:table-cell table:style-name="Table1.A1" office:value-type="string">
              <text:p text:style-name="P11">12</text:p>
            </table:table-cell>
            <table:table-cell table:style-name="Table1.A1" office:value-type="string">
              <text:p text:style-name="P11">BOH</text:p>
            </table:table-cell>
          </table:table-row>
          <table:table-row table:style-name="Table1.1">
            <table:table-cell table:style-name="Table1.A1" office:value-type="string">
              <text:p text:style-name="P11">13</text:p>
            </table:table-cell>
            <table:table-cell table:style-name="Table1.A1" office:value-type="string">
              <text:p text:style-name="P11">BOT</text:p>
            </table:table-cell>
          </table:table-row>
          <table:table-row table:style-name="Table1.1">
            <table:table-cell table:style-name="Table1.A1" office:value-type="string">
              <text:p text:style-name="P11">14</text:p>
            </table:table-cell>
            <table:table-cell table:style-name="Table1.A1" office:value-type="string">
              <text:p text:style-name="P11">BRE</text:p>
            </table:table-cell>
          </table:table-row>
          <table:table-row table:style-name="Table1.1">
            <table:table-cell table:style-name="Table1.A1" office:value-type="string">
              <text:p text:style-name="P11">15</text:p>
            </table:table-cell>
            <table:table-cell table:style-name="Table1.A1" office:value-type="string">
              <text:p text:style-name="P11">BUD</text:p>
            </table:table-cell>
          </table:table-row>
          <table:table-row table:style-name="Table1.1">
            <table:table-cell table:style-name="Table1.A1" office:value-type="string">
              <text:p text:style-name="P11">16</text:p>
            </table:table-cell>
            <table:table-cell table:style-name="Table1.A1" office:value-type="string">
              <text:p text:style-name="P11">BUL</text:p>
            </table:table-cell>
          </table:table-row>
          <table:table-row table:style-name="Table1.1">
            <table:table-cell table:style-name="Table1.A1" office:value-type="string">
              <text:p text:style-name="P11">17</text:p>
            </table:table-cell>
            <table:table-cell table:style-name="Table1.A1" office:value-type="string">
              <text:p text:style-name="P11">bur</text:p>
            </table:table-cell>
          </table:table-row>
          <table:table-row table:style-name="Table1.1">
            <table:table-cell table:style-name="Table1.A1" office:value-type="string">
              <text:p text:style-name="P11">18</text:p>
            </table:table-cell>
            <table:table-cell table:style-name="Table1.A1" office:value-type="string">
              <text:p text:style-name="P11">cly</text:p>
            </table:table-cell>
          </table:table-row>
          <table:table-row table:style-name="Table1.1">
            <table:table-cell table:style-name="Table1.A1" office:value-type="string">
              <text:p text:style-name="P11">19</text:p>
            </table:table-cell>
            <table:table-cell table:style-name="Table1.A1" office:value-type="string">
              <text:p text:style-name="P11">CON</text:p>
            </table:table-cell>
          </table:table-row>
          <table:table-row table:style-name="Table1.1">
            <table:table-cell table:style-name="Table1.A1" office:value-type="string">
              <text:p text:style-name="P11">20</text:p>
            </table:table-cell>
            <table:table-cell table:style-name="Table1.A1" office:value-type="string">
              <text:p text:style-name="P11">den</text:p>
            </table:table-cell>
          </table:table-row>
          <table:table-row table:style-name="Table1.1">
            <table:table-cell table:style-name="Table1.A1" office:value-type="string">
              <text:p text:style-name="P11">21</text:p>
            </table:table-cell>
            <table:table-cell table:style-name="Table1.A1" office:value-type="string">
              <text:p text:style-name="P11">EAS</text:p>
            </table:table-cell>
          </table:table-row>
          <table:table-row table:style-name="Table1.1">
            <table:table-cell table:style-name="Table1.A1" office:value-type="string">
              <text:p text:style-name="P11">22</text:p>
            </table:table-cell>
            <table:table-cell table:style-name="Table1.A1" office:value-type="string">
              <text:p text:style-name="P11">EDI</text:p>
            </table:table-cell>
          </table:table-row>
          <table:table-row table:style-name="Table1.1">
            <table:table-cell table:style-name="Table1.A1" office:value-type="string">
              <text:p text:style-name="P11">23</text:p>
            </table:table-cell>
            <table:table-cell table:style-name="Table1.A1" office:value-type="string">
              <text:p text:style-name="P11">ENG</text:p>
            </table:table-cell>
          </table:table-row>
          <table:table-row table:style-name="Table1.1">
            <table:table-cell table:style-name="Table1.A1" office:value-type="string">
              <text:p text:style-name="P11">24</text:p>
            </table:table-cell>
            <table:table-cell table:style-name="Table1.A1" office:value-type="string">
              <text:p text:style-name="P11">FIN</text:p>
            </table:table-cell>
          </table:table-row>
          <table:table-row table:style-name="Table1.1">
            <table:table-cell table:style-name="Table1.A1" office:value-type="string">
              <text:p text:style-name="P11">25</text:p>
            </table:table-cell>
            <table:table-cell table:style-name="Table1.A1" office:value-type="string">
              <text:p text:style-name="P11">GAL</text:p>
            </table:table-cell>
          </table:table-row>
          <table:table-row table:style-name="Table1.1">
            <table:table-cell table:style-name="Table1.A1" office:value-type="string">
              <text:p text:style-name="P11">26</text:p>
            </table:table-cell>
            <table:table-cell table:style-name="Table1.A1" office:value-type="string">
              <text:p text:style-name="P11">GAS</text:p>
            </table:table-cell>
          </table:table-row>
          <table:table-row table:style-name="Table1.1">
            <table:table-cell table:style-name="Table1.A1" office:value-type="string">
              <text:p text:style-name="P11">27</text:p>
            </table:table-cell>
            <table:table-cell table:style-name="Table1.A1" office:value-type="string">
              <text:p text:style-name="P11">GOL</text:p>
            </table:table-cell>
          </table:table-row>
          <table:table-row table:style-name="Table1.1">
            <table:table-cell table:style-name="Table1.A1" office:value-type="string">
              <text:p text:style-name="P11">28</text:p>
            </table:table-cell>
            <table:table-cell table:style-name="Table1.A1" office:value-type="string">
              <text:p text:style-name="P11">GRE</text:p>
            </table:table-cell>
          </table:table-row>
          <table:table-row table:style-name="Table1.1">
            <table:table-cell table:style-name="Table1.A1" office:value-type="string">
              <text:p text:style-name="P11">29</text:p>
            </table:table-cell>
            <table:table-cell table:style-name="Table1.A1" office:value-type="string">
              <text:p text:style-name="P11">HEL</text:p>
            </table:table-cell>
          </table:table-row>
          <table:table-row table:style-name="Table1.1">
            <table:table-cell table:style-name="Table1.A1" office:value-type="string">
              <text:p text:style-name="P11">30</text:p>
            </table:table-cell>
            <table:table-cell table:style-name="Table1.A1" office:value-type="string">
              <text:p text:style-name="P11">hol</text:p>
            </table:table-cell>
          </table:table-row>
          <table:table-row table:style-name="Table1.1">
            <table:table-cell table:style-name="Table1.A1" office:value-type="string">
              <text:p text:style-name="P11">31</text:p>
            </table:table-cell>
            <table:table-cell table:style-name="Table1.A1" office:value-type="string">
              <text:p text:style-name="P11">ION</text:p>
            </table:table-cell>
          </table:table-row>
          <table:table-row table:style-name="Table1.1">
            <table:table-cell table:style-name="Table1.A1" office:value-type="string">
              <text:p text:style-name="P11">32</text:p>
            </table:table-cell>
            <table:table-cell table:style-name="Table1.A1" office:value-type="string">
              <text:p text:style-name="P11">IRI</text:p>
            </table:table-cell>
          </table:table-row>
          <table:table-row table:style-name="Table1.1">
            <table:table-cell table:style-name="Table1.A1" office:value-type="string">
              <text:p text:style-name="P11">33</text:p>
            </table:table-cell>
            <table:table-cell table:style-name="Table1.A1" office:value-type="string">
              <text:p text:style-name="P11">KIE</text:p>
            </table:table-cell>
          </table:table-row>
          <table:table-row table:style-name="Table1.1">
            <table:table-cell table:style-name="Table1.A1" office:value-type="string">
              <text:p text:style-name="P11">34</text:p>
            </table:table-cell>
            <table:table-cell table:style-name="Table1.A1" office:value-type="string">
              <text:p text:style-name="P11">lon</text:p>
            </table:table-cell>
          </table:table-row>
          <table:table-row table:style-name="Table1.1">
            <table:table-cell table:style-name="Table1.A1" office:value-type="string">
              <text:p text:style-name="P11">35</text:p>
            </table:table-cell>
            <table:table-cell table:style-name="Table1.A1" office:value-type="string">
              <text:p text:style-name="P11">lvn</text:p>
            </table:table-cell>
          </table:table-row>
          <table:table-row table:style-name="Table1.1">
            <table:table-cell table:style-name="Table1.A1" office:value-type="string">
              <text:p text:style-name="P11">36</text:p>
            </table:table-cell>
            <table:table-cell table:style-name="Table1.A1" office:value-type="string">
              <text:p text:style-name="P11">lvp</text:p>
            </table:table-cell>
          </table:table-row>
          <table:table-row table:style-name="Table1.1">
            <table:table-cell table:style-name="Table1.A1" office:value-type="string">
              <text:p text:style-name="P11">37</text:p>
            </table:table-cell>
            <table:table-cell table:style-name="Table1.A1" office:value-type="string">
              <text:p text:style-name="P11">mar</text:p>
            </table:table-cell>
          </table:table-row>
          <table:table-row table:style-name="Table1.1">
            <table:table-cell table:style-name="Table1.A1" office:value-type="string">
              <text:p text:style-name="P11">38</text:p>
            </table:table-cell>
            <table:table-cell table:style-name="Table1.A1" office:value-type="string">
              <text:p text:style-name="P11">MID</text:p>
            </table:table-cell>
          </table:table-row>
          <table:table-row table:style-name="Table1.1">
            <table:table-cell table:style-name="Table1.A1" office:value-type="string">
              <text:p text:style-name="P11">39</text:p>
            </table:table-cell>
            <table:table-cell table:style-name="Table1.A1" office:value-type="string">
              <text:p text:style-name="P11">MOS</text:p>
            </table:table-cell>
          </table:table-row>
          <table:table-row table:style-name="Table1.1">
            <table:table-cell table:style-name="Table1.A1" office:value-type="string">
              <text:p text:style-name="P11">40</text:p>
            </table:table-cell>
            <table:table-cell table:style-name="Table1.A1" office:value-type="string">
              <text:p text:style-name="P11">MUN</text:p>
            </table:table-cell>
          </table:table-row>
          <table:table-row table:style-name="Table1.1">
            <table:table-cell table:style-name="Table1.A1" office:value-type="string">
              <text:p text:style-name="P11">41</text:p>
            </table:table-cell>
            <table:table-cell table:style-name="Table1.A1" office:value-type="string">
              <text:p text:style-name="P11">naf</text:p>
            </table:table-cell>
          </table:table-row>
          <table:table-row table:style-name="Table1.1">
            <table:table-cell table:style-name="Table1.A1" office:value-type="string">
              <text:p text:style-name="P11">42</text:p>
            </table:table-cell>
            <table:table-cell table:style-name="Table1.A1" office:value-type="string">
              <text:p text:style-name="P11">NAP</text:p>
            </table:table-cell>
          </table:table-row>
          <table:table-row table:style-name="Table1.1">
            <table:table-cell table:style-name="Table1.A1" office:value-type="string">
              <text:p text:style-name="P11">43</text:p>
            </table:table-cell>
            <table:table-cell table:style-name="Table1.A1" office:value-type="string">
              <text:p text:style-name="P11">NAT</text:p>
            </table:table-cell>
          </table:table-row>
          <table:table-row table:style-name="Table1.1">
            <table:table-cell table:style-name="Table1.A1" office:value-type="string">
              <text:p text:style-name="P11">44</text:p>
            </table:table-cell>
            <table:table-cell table:style-name="Table1.A1" office:value-type="string">
              <text:p text:style-name="P11">NRG</text:p>
            </table:table-cell>
          </table:table-row>
          <table:table-row table:style-name="Table1.1">
            <table:table-cell table:style-name="Table1.A1" office:value-type="string">
              <text:p text:style-name="P11">45</text:p>
            </table:table-cell>
            <table:table-cell table:style-name="Table1.A1" office:value-type="string">
              <text:p text:style-name="P11">NTH</text:p>
            </table:table-cell>
          </table:table-row>
          <table:table-row table:style-name="Table1.1">
            <table:table-cell table:style-name="Table1.A1" office:value-type="string">
              <text:p text:style-name="P11">46</text:p>
            </table:table-cell>
            <table:table-cell table:style-name="Table1.A1" office:value-type="string">
              <text:p text:style-name="P11">nwy</text:p>
            </table:table-cell>
          </table:table-row>
          <table:table-row table:style-name="Table1.1">
            <table:table-cell table:style-name="Table1.A1" office:value-type="string">
              <text:p text:style-name="P11">47</text:p>
            </table:table-cell>
            <table:table-cell table:style-name="Table1.A1" office:value-type="string">
              <text:p text:style-name="P11">PAR</text:p>
            </table:table-cell>
          </table:table-row>
          <table:table-row table:style-name="Table1.1">
            <table:table-cell table:style-name="Table1.A1" office:value-type="string">
              <text:p text:style-name="P11">48</text:p>
            </table:table-cell>
            <table:table-cell table:style-name="Table1.A1" office:value-type="string">
              <text:p text:style-name="P11">PIC</text:p>
            </table:table-cell>
          </table:table-row>
          <table:table-row table:style-name="Table1.1">
            <table:table-cell table:style-name="Table1.A1" office:value-type="string">
              <text:p text:style-name="P11">49</text:p>
            </table:table-cell>
            <table:table-cell table:style-name="Table1.A1" office:value-type="string">
              <text:p text:style-name="P11">PIE</text:p>
            </table:table-cell>
          </table:table-row>
          <table:table-row table:style-name="Table1.1">
            <table:table-cell table:style-name="Table1.A1" office:value-type="string">
              <text:p text:style-name="P11">50</text:p>
            </table:table-cell>
            <table:table-cell table:style-name="Table1.A1" office:value-type="string">
              <text:p text:style-name="P11">POR</text:p>
            </table:table-cell>
          </table:table-row>
          <table:table-row table:style-name="Table1.1">
            <table:table-cell table:style-name="Table1.A1" office:value-type="string">
              <text:p text:style-name="P11">51</text:p>
            </table:table-cell>
            <table:table-cell table:style-name="Table1.A1" office:value-type="string">
              <text:p text:style-name="P11">PRU</text:p>
            </table:table-cell>
          </table:table-row>
          <table:table-row table:style-name="Table1.1">
            <table:table-cell table:style-name="Table1.A1" office:value-type="string">
              <text:p text:style-name="P11">52</text:p>
            </table:table-cell>
            <table:table-cell table:style-name="Table1.A1" office:value-type="string">
              <text:p text:style-name="P11">ROM</text:p>
            </table:table-cell>
          </table:table-row>
          <table:table-row table:style-name="Table1.1">
            <table:table-cell table:style-name="Table1.A1" office:value-type="string">
              <text:p text:style-name="P11">53</text:p>
            </table:table-cell>
            <table:table-cell table:style-name="Table1.A1" office:value-type="string">
              <text:p text:style-name="P11">ruh</text:p>
            </table:table-cell>
          </table:table-row>
          <table:table-row table:style-name="Table1.1">
            <table:table-cell table:style-name="Table1.A1" office:value-type="string">
              <text:p text:style-name="P11">54</text:p>
            </table:table-cell>
            <table:table-cell table:style-name="Table1.A1" office:value-type="string">
              <text:p text:style-name="P11">rum</text:p>
            </table:table-cell>
          </table:table-row>
          <table:table-row table:style-name="Table1.1">
            <table:table-cell table:style-name="Table1.A1" office:value-type="string">
              <text:p text:style-name="P11">55</text:p>
            </table:table-cell>
            <table:table-cell table:style-name="Table1.A1" office:value-type="string">
              <text:p text:style-name="P11">SER</text:p>
            </table:table-cell>
          </table:table-row>
          <table:table-row table:style-name="Table1.1">
            <table:table-cell table:style-name="Table1.A1" office:value-type="string">
              <text:p text:style-name="P11">56</text:p>
            </table:table-cell>
            <table:table-cell table:style-name="Table1.A1" office:value-type="string">
              <text:p text:style-name="P11">sev</text:p>
            </table:table-cell>
          </table:table-row>
          <table:table-row table:style-name="Table1.1">
            <table:table-cell table:style-name="Table1.A1" office:value-type="string">
              <text:p text:style-name="P11">57</text:p>
            </table:table-cell>
            <table:table-cell table:style-name="Table1.A1" office:value-type="string">
              <text:p text:style-name="P11">SIL</text:p>
            </table:table-cell>
          </table:table-row>
          <table:table-row table:style-name="Table1.1">
            <table:table-cell table:style-name="Table1.A1" office:value-type="string">
              <text:p text:style-name="P11">58</text:p>
            </table:table-cell>
            <table:table-cell table:style-name="Table1.A1" office:value-type="string">
              <text:p text:style-name="P11">SKA</text:p>
            </table:table-cell>
          </table:table-row>
          <table:table-row table:style-name="Table1.1">
            <table:table-cell table:style-name="Table1.A1" office:value-type="string">
              <text:p text:style-name="P11">59</text:p>
            </table:table-cell>
            <table:table-cell table:style-name="Table1.A1" office:value-type="string">
              <text:p text:style-name="P11">SMY</text:p>
            </table:table-cell>
          </table:table-row>
          <table:table-row table:style-name="Table1.1">
            <table:table-cell table:style-name="Table1.A1" office:value-type="string">
              <text:p text:style-name="P11">60</text:p>
            </table:table-cell>
            <table:table-cell table:style-name="Table1.A1" office:value-type="string">
              <text:p text:style-name="P11">spa</text:p>
            </table:table-cell>
          </table:table-row>
          <table:table-row table:style-name="Table1.1">
            <table:table-cell table:style-name="Table1.A1" office:value-type="string">
              <text:p text:style-name="P11">61</text:p>
            </table:table-cell>
            <table:table-cell table:style-name="Table1.A1" office:value-type="string">
              <text:p text:style-name="P11">STP</text:p>
            </table:table-cell>
          </table:table-row>
          <table:table-row table:style-name="Table1.1"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swe</text:p>
            </table:table-cell>
          </table:table-row>
          <table:table-row table:style-name="Table1.1">
            <table:table-cell table:style-name="Table1.A1" office:value-type="string">
              <text:p text:style-name="P11">63</text:p>
            </table:table-cell>
            <table:table-cell table:style-name="Table1.A1" office:value-type="string">
              <text:p text:style-name="P11">SYR</text:p>
            </table:table-cell>
          </table:table-row>
          <table:table-row table:style-name="Table1.1">
            <table:table-cell table:style-name="Table1.A1" office:value-type="string">
              <text:p text:style-name="P11">64</text:p>
            </table:table-cell>
            <table:table-cell table:style-name="Table1.A1" office:value-type="string">
              <text:p text:style-name="P11">TRI</text:p>
            </table:table-cell>
          </table:table-row>
          <table:table-row table:style-name="Table1.1">
            <table:table-cell table:style-name="Table1.A1" office:value-type="string">
              <text:p text:style-name="P11">65</text:p>
            </table:table-cell>
            <table:table-cell table:style-name="Table1.A1" office:value-type="string">
              <text:p text:style-name="P11">TUN</text:p>
            </table:table-cell>
          </table:table-row>
          <table:table-row table:style-name="Table1.1">
            <table:table-cell table:style-name="Table1.A1" office:value-type="string">
              <text:p text:style-name="P11">66</text:p>
            </table:table-cell>
            <table:table-cell table:style-name="Table1.A1" office:value-type="string">
              <text:p text:style-name="P11">tus</text:p>
            </table:table-cell>
          </table:table-row>
          <table:table-row table:style-name="Table1.1">
            <table:table-cell table:style-name="Table1.A1" office:value-type="string">
              <text:p text:style-name="P11">67</text:p>
            </table:table-cell>
            <table:table-cell table:style-name="Table1.A1" office:value-type="string">
              <text:p text:style-name="P11">TYN</text:p>
            </table:table-cell>
          </table:table-row>
          <table:table-row table:style-name="Table1.1">
            <table:table-cell table:style-name="Table1.A1" office:value-type="string">
              <text:p text:style-name="P11">68</text:p>
            </table:table-cell>
            <table:table-cell table:style-name="Table1.A1" office:value-type="string">
              <text:p text:style-name="P11">TYR</text:p>
            </table:table-cell>
          </table:table-row>
          <table:table-row table:style-name="Table1.1">
            <table:table-cell table:style-name="Table1.A1" office:value-type="string">
              <text:p text:style-name="P11">69</text:p>
            </table:table-cell>
            <table:table-cell table:style-name="Table1.A1" office:value-type="string">
              <text:p text:style-name="P11">UKR</text:p>
            </table:table-cell>
          </table:table-row>
          <table:table-row table:style-name="Table1.1">
            <table:table-cell table:style-name="Table1.A1" office:value-type="string">
              <text:p text:style-name="P11">70</text:p>
            </table:table-cell>
            <table:table-cell table:style-name="Table1.A1" office:value-type="string">
              <text:p text:style-name="P11">VEN</text:p>
            </table:table-cell>
          </table:table-row>
          <table:table-row table:style-name="Table1.1">
            <table:table-cell table:style-name="Table1.A1" office:value-type="string">
              <text:p text:style-name="P11">71</text:p>
            </table:table-cell>
            <table:table-cell table:style-name="Table1.A1" office:value-type="string">
              <text:p text:style-name="P11">VIE</text:p>
            </table:table-cell>
          </table:table-row>
          <table:table-row table:style-name="Table1.1">
            <table:table-cell table:style-name="Table1.A1" office:value-type="string">
              <text:p text:style-name="P11">72</text:p>
            </table:table-cell>
            <table:table-cell table:style-name="Table1.A1" office:value-type="string">
              <text:p text:style-name="P11">wal</text:p>
            </table:table-cell>
          </table:table-row>
          <table:table-row table:style-name="Table1.1">
            <table:table-cell table:style-name="Table1.A1" office:value-type="string">
              <text:p text:style-name="P11">73</text:p>
            </table:table-cell>
            <table:table-cell table:style-name="Table1.A1" office:value-type="string">
              <text:p text:style-name="P11">war</text:p>
            </table:table-cell>
          </table:table-row>
          <table:table-row table:style-name="Table1.1">
            <table:table-cell table:style-name="Table1.A1" office:value-type="string">
              <text:p text:style-name="P11">74</text:p>
            </table:table-cell>
            <table:table-cell table:style-name="Table1.A1" office:value-type="string">
              <text:p text:style-name="P11">WES</text:p>
            </table:table-cell>
          </table:table-row>
          <table:table-row table:style-name="Table1.1">
            <table:table-cell table:style-name="Table1.A1" office:value-type="string">
              <text:p text:style-name="P11">75</text:p>
            </table:table-cell>
            <table:table-cell table:style-name="Table1.A1" office:value-type="string">
              <text:p text:style-name="P11">YOR</text:p>
            </table:table-cell>
          </table:table-row>
        </table:table>
        <text:p text:style-name="P1"/>
      </text:section>
      <text:section text:style-name="Sect2" text:name="Section1">
        <text:p text:style-name="Standard"><text:soft-page-break/></text:p>
        <text:h text:style-name="Heading_20_2" text:outline-level="2"><text:bookmark text:name="_heading=h.hiyp5bavhu12"/>Une variante</text:h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2">Eléments à placer sur le back end qui décrivent la variante elle même</text:p>
            </table:table-cell>
          </table:table-row>
        </table:table>
        <text:p text:style-name="Standard"/>
        <text:p text:style-name="Standard">Un fichier « &lt;nom_de_variante&gt;.json » sur le modèle ci-dessous :</text:p>
        <text:p text:style-name="P2"><text:span text:style-name="T1">// les régions avec leur type (1=côte 2=terre 3=mer) sans les zones c</text:span><text:span text:style-name="T4">ôtières</text:span></text:p>
        <text:p text:style-name="P7"><text:s text:c="3"/>"regions": [</text:p>
        <text:p text:style-name="P7"><text:s text:c="8"/>3, 3, 1, 1, 1, 1, 3, 3, 1, 1,</text:p>
        <text:p text:style-name="P7"><text:s text:c="8"/>3, 2, 3, 1, 2, 1, 2, 1, 1, 1,</text:p>
        <text:p text:style-name="P7"><text:s text:c="8"/>3, 1, 3, 1, 2, 1, 3, 1, 3, 1,</text:p>
        <text:p text:style-name="P7"><text:s text:c="8"/>3, 3, 1, 1, 1, 1, 1, 3, 2, 2,</text:p>
        <text:p text:style-name="P7"><text:s text:c="8"/>1, 1, 3, 3, 3, 1, 2, 1, 1, 1,</text:p>
        <text:p text:style-name="P7"><text:s text:c="8"/>1, 1, 2, 1, 2, 1, 2, 3, 1, 1,</text:p>
        <text:p text:style-name="P7"><text:s text:c="8"/>1, 1, 1, 1, 1, 1, 3, 2, 2, 1,</text:p>
        <text:p text:style-name="P7"><text:s text:c="8"/>2, 1, 2, 3, 1</text:p>
        <text:p text:style-name="P7"><text:s text:c="3"/>],</text:p>
        <text:p text:style-name="P5">// les centres : liste des régions qui sont un centre</text:p>
        <text:p text:style-name="P7"><text:s text:c="3"/>"centers": [</text:p>
        <text:p text:style-name="P7"><text:s text:c="7"/>4, <text:s/>9, <text:s/>10, 14, 15, 16, 19, 20, 22, 28,</text:p>
        <text:p text:style-name="P7"><text:s text:c="7"/>30, 33, 34, 36, 37, 39, 40, 42, 46, 47,</text:p>
        <text:p text:style-name="P7"><text:s text:c="7"/>50, 52, 54, 55, 56, 59, 60, 61, 62, 64,</text:p>
        <text:p text:style-name="P7"><text:s text:c="7"/>65, 70, 71, 73</text:p>
        <text:p text:style-name="P7"><text:s text:c="4"/>],</text:p>
        <text:p text:style-name="P5">// le nombre de rôles dans la variante</text:p>
        <text:p text:style-name="P7"><text:s text:c="4"/>"roles": {</text:p>
        <text:p text:style-name="P7"><text:s text:c="7"/>"number" : 7</text:p>
        <text:p text:style-name="P7"><text:s text:c="4"/>},</text:p>
        <text:p text:style-name="P2"><text:span text:style-name="T1">// les centres de départ pour chaque rôle : (attention c</text:span><text:span text:style-name="T4">’est </text:span><text:span text:style-name="T1">un numéro de centre, pas de zone)</text:span></text:p>
        <text:p text:style-name="P7"><text:s text:c="4"/>"start_centers": [</text:p>
        <text:p text:style-name="P7"><text:s text:c="6"/>[9, 14, 13],</text:p>
        <text:p text:style-name="P7"><text:s text:c="6"/>[4, 15, 20],</text:p>
        <text:p text:style-name="P7"><text:s text:c="6"/>[3, 12, 17],</text:p>
        <text:p text:style-name="P7"><text:s text:c="6"/>[18, 22, 32],</text:p>
        <text:p text:style-name="P7"><text:s text:c="6"/>[5, 30, 33],</text:p>
        <text:p text:style-name="P7"><text:s text:c="6"/>[16, 25, 28, 34],</text:p>
        <text:p text:style-name="P7"><text:s text:c="6"/>[1, 7, 26]</text:p>
        <text:p text:style-name="P7"><text:s text:c="4"/>],</text:p>
        <text:p text:style-name="P5">// le nombre de type de côte dans la variante</text:p>
        <text:p text:style-name="P7"><text:s text:c="4"/>"type_coasts": {</text:p>
        <text:p text:style-name="P7"><text:s text:c="6"/>"number" : 3</text:p>
        <text:p text:style-name="P7"><text:s text:c="4"/>},</text:p>
        <text:p text:style-name="P5">// les zones côtières : numéro de la zone terrestre, type de zone côtière</text:p>
        <text:p text:style-name="P7"><text:s text:c="4"/>"coastal_zones": [</text:p>
        <text:p text:style-name="P7"><text:s text:c="5"/>[16, 1],</text:p>
        <text:p text:style-name="P7"><text:s text:c="5"/>[16, 3],</text:p>
        <text:p text:style-name="P7"><text:s text:c="5"/>[60, 2],</text:p>
        <text:p text:style-name="P7"><text:s text:c="5"/>[60, 3],</text:p>
        <text:p text:style-name="P7"><text:s text:c="5"/>[61, 2],</text:p>
        <text:p text:style-name="P7"><text:s text:c="5"/>[61, 3]</text:p>
        <text:p text:style-name="P7"><text:soft-page-break/><text:s text:c="4"/>],</text:p>
        <text:p text:style-name="P5">// les unités de départ : par rôle : par type d’unité : liste de zone (1=armée 2=flotte)</text:p>
        <text:p text:style-name="P7"><text:s text:c="4"/>"start_units": [</text:p>
        <text:p text:style-name="P7"><text:s text:c="6"/>{"1" : [36], <text:s text:c="4"/>"2" : [ 22, 34]} ,</text:p>
        <text:p text:style-name="P7"><text:s text:c="6"/>{"1" : [37, 47], "2" : [ 14]} ,</text:p>
        <text:p text:style-name="P7"><text:s text:c="6"/>{"1" : [10, 40], "2" : [ 33]} ,</text:p>
        <text:p text:style-name="P7"><text:s text:c="6"/>{"1" : [52, 70], "2" : [ 42]} ,</text:p>
        <text:p text:style-name="P7"><text:s text:c="6"/>{"1" : [15, 71], "2" : [ 64]} ,</text:p>
        <text:p text:style-name="P7"><text:s text:c="6"/>{"1" : [39, 73], "2" : [ 56, 81]} ,</text:p>
        <text:p text:style-name="P7"><text:s text:c="6"/>{"1" : [19, 59], "2" : [ 4]}</text:p>
        <text:p text:style-name="P7"><text:s text:c="4"/>],</text:p>
        <text:p text:style-name="P5">// la valeur de l’année zéro</text:p>
        <text:p text:style-name="P7"><text:s text:c="4"/>"year_zero" : 1900,</text:p>
        <text:p text:style-name="P5">// les voisinages (par armée puis par flotte) zone -&gt; liste de zones</text:p>
        <text:p text:style-name="P16">// <text:span text:style-name="T7">tous les voisinages par armée des toutes les zones concernées</text:span></text:p>
        <text:p text:style-name="P15">// <text:span text:style-name="T7">*puis* tous les voisinages par flotte de toutes les zones </text:span><text:bookmark-start text:name="__DdeLink__1109_3404158399"/><text:span text:style-name="T7">concernées</text:span><text:bookmark-end text:name="__DdeLink__1109_3404158399"/></text:p>
        <text:p text:style-name="P7"><text:s text:c="4"/>"neighbouring": [</text:p>
        <text:p text:style-name="P8"><text:s text:c="8"/>{</text:p>
        <text:p text:style-name="P8"><text:s text:c="12"/>"3": [</text:p>
        <text:p text:style-name="P8"><text:s text:c="16"/>28,</text:p>
        <text:p text:style-name="P8"><text:s text:c="16"/>55,</text:p>
        <text:p text:style-name="P8"><text:s text:c="16"/>64</text:p>
        <text:p text:style-name="P8"><text:s text:c="12"/>],</text:p>
        <text:p text:style-name="P8"><text:s text:c="12"/>"4": [</text:p>
        <text:p text:style-name="P8"><text:s text:c="16"/>6,</text:p>
        <text:p text:style-name="P8"><text:s text:c="16"/>19,</text:p>
        <text:p text:style-name="P8"><text:s text:c="16"/>59</text:p>
        <text:p text:style-name="P8"><text:s text:c="12"/>],</text:p>
        <text:p text:style-name="P8"><text:s text:c="12"/>"5": [</text:p>
        <text:p text:style-name="P8"><text:s text:c="16"/>42,</text:p>
        <text:p text:style-name="P8"><text:s text:c="16"/>52,</text:p>
        <text:p text:style-name="P8"><text:s text:c="16"/>70</text:p>
        <text:p text:style-name="P8"><text:bookmark-start text:name="__DdeLink__1852_2562993185"/><text:s text:c="12"/><text:bookmark-end text:name="__DdeLink__1852_2562993185"/>],</text:p>
        <text:p text:style-name="P9"><text:bookmark-start text:name="__DdeLink__1854_2562993185"/>// <text:s text:c="11"/>(etc. pour les adjacences par armée non reproduites ici)</text:p>
        <text:p text:style-name="P9"><text:bookmark-end text:name="__DdeLink__1854_2562993185"/><text:s text:c="8"/>},</text:p>
        <text:p text:style-name="P9"><text:s text:c="8"/>{</text:p>
        <text:p text:style-name="P9"><text:s text:c="12"/>"1": [</text:p>
        <text:p text:style-name="P9"><text:s text:c="16"/>3,</text:p>
        <text:p text:style-name="P9"><text:s text:c="16"/>5,</text:p>
        <text:p text:style-name="P9"><text:s text:c="16"/>31,</text:p>
        <text:p text:style-name="P9"><text:s text:c="16"/>64,</text:p>
        <text:p text:style-name="P9"><text:s text:c="16"/>70</text:p>
        <text:p text:style-name="P9"><text:s text:c="12"/>],</text:p>
        <text:p text:style-name="P9"><text:s text:c="12"/>"2": [</text:p>
        <text:p text:style-name="P9"><text:s text:c="16"/>77,</text:p>
        <text:p text:style-name="P9"><text:s text:c="16"/>19,</text:p>
        <text:p text:style-name="P9"><text:s text:c="16"/>28,</text:p>
        <text:p text:style-name="P9"><text:s text:c="16"/>31,</text:p>
        <text:p text:style-name="P9"><text:s text:c="16"/>21,</text:p>
        <text:p text:style-name="P9"><text:s text:c="16"/>59</text:p>
        <text:p text:style-name="P9"><text:s text:c="12"/>],</text:p>
        <text:p text:style-name="P9"><text:s text:c="12"/>"3": [</text:p>
        <text:p text:style-name="P9"><text:s text:c="16"/>1,</text:p>
        <text:p text:style-name="P9"><text:s text:c="16"/>28,</text:p>
        <text:p text:style-name="P9"><text:soft-page-break/><text:s text:c="16"/>31,</text:p>
        <text:p text:style-name="P9"><text:s text:c="16"/>64</text:p>
        <text:p text:style-name="P9"><text:s text:c="12"/>],</text:p>
        <text:p text:style-name="P9">// <text:s text:c="11"/>(etc. pour les adjacences par flotte<text:bookmark-start text:name="__DdeLink__1856_2562993185"/> non reproduites ici<text:bookmark-end text:name="__DdeLink__1856_2562993185"/>)</text:p>
        <text:p text:style-name="P9">// Une armée va de 3 à 28 c’est à dire de Albanie à Grèce</text:p>
        <text:p text:style-name="P9">// Une flotte va de 1 à 3 c’est à dire de Adriatique à Albanie</text:p>
        <text:p text:style-name="P9">// Le non respect de la symétrie est toléré mais fera l’objet de vérifications (il a plus de chances d’être le fruit d’une erreur que voulu mais en théorie il est possible)</text:p>
        <text:p text:style-name="P6">// les éloignements (par rôle : par type d’unité : zone -&gt; valeur)</text:p>
        <text:p text:style-name="P2"><text:span text:style-name="T3"><text:s text:c="4"/>"</text:span><text:span text:style-name="T5">distancing</text:span><text:span text:style-name="T3">": [</text:span></text:p>
        <text:p text:style-name="P3"><text:s text:c="8"/>[</text:p>
        <text:p text:style-name="P3"><text:s text:c="12"/>{</text:p>
        <text:p text:style-name="P3"><text:s text:c="16"/>"34": 0,</text:p>
        <text:p text:style-name="P3"><text:s text:c="16"/>"41": 3,</text:p>
        <text:p text:style-name="P3"><text:s text:c="16"/>"81": 3,</text:p>
        <text:p text:style-name="P3"><text:s text:c="16"/>"63": 7,</text:p>
        <text:p text:style-name="P3"><text:s text:c="16"/>"65": 4,</text:p>
        <text:p text:style-name="P3"><text:s text:c="16"/>"43": 1,</text:p>
        <text:p text:style-name="P3"><text:s text:c="16"/>"32": 1,</text:p>
        <text:p text:style-name="P3"/>
        <text:p text:style-name="P4"/>
        <text:p text:style-name="P4">Explications : un éloignement sert à réaliser les suppressions par défaut. C’est la plus petite distance entre une zone et le centre de départ du pays. </text:p>
        <text:p text:style-name="P2"><text:span text:style-name="T6">Important : </text:span><text:span text:style-name="T2">Cette partie peut être ignorée auquel cas un script se chargera de la calculer.</text:span></text:p>
        <text:p text:style-name="P7"/>
        <text:h text:style-name="Heading_20_2" text:outline-level="2">Une interface de variante</text:h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3">Éléments à placer sur le front end qui décrivent la manière dont la variante est affichée et décrite. Par exemple pour la variante standard on a typiquement l’interface Hasbro (en américain) et l’interface Diplomania (en français).</text:p>
              <text:p text:style-name="P13">Dans la pratique diplomania propose également une interface daltoniens qui change de diplomania uniquement par les couleurs.</text:p>
            </table:table-cell>
          </table:table-row>
        </table:table>
        <text:p text:style-name="Standard"/>
        <text:p text:style-name="Standard">Un fichier de fond de carte nommé « map.png » sans aucune légende</text:p>
        <text:p text:style-name="Standard">Les rôles étant numérotés de 0 (arbitre) à n (pour une variante à n joueurs), donc, dans un répertoire nommé « roles » une image png de taille 40 x 25 pixel pour chaque rôle, nommée « 0.png », « 1.png » etc…</text:p>
        <text:p text:style-name="Standard">Un fichier README contenant une petite phrase décrivant l’interface pour la variante</text:p>
        <text:p text:style-name="Standard">Un fichier « parameters.json » sur le modèle ci-dessous :</text:p>
        <text:p text:style-name="P7">{</text:p>
        <text:p text:style-name="P5">// dimensions du fond de carte (le fichier map.png)</text:p>
        <text:p text:style-name="P7"><text:s text:c="4"/>"map": {</text:p>
        <text:p text:style-name="P7"><text:s text:c="8"/>"width": 812,</text:p>
        <text:p text:style-name="P7"><text:s text:c="8"/>"height": 718</text:p>
        <text:p text:style-name="P7"><text:s text:c="4"/>},</text:p>
        <text:p text:style-name="P5"><text:soft-page-break/>// nom des régions (pas de raison de changer)</text:p>
        <text:p text:style-name="P7"><text:s text:c="4"/>"regions": {</text:p>
        <text:p text:style-name="P7"><text:s text:c="8"/>"1": {</text:p>
        <text:p text:style-name="P7"><text:s text:c="12"/>"name": "Cote"</text:p>
        <text:p text:style-name="P7"><text:s text:c="8"/>},</text:p>
        <text:p text:style-name="P7"><text:s text:c="8"/>"2": {</text:p>
        <text:p text:style-name="P7"><text:s text:c="12"/>"name": "Terre"</text:p>
        <text:p text:style-name="P7"><text:s text:c="8"/>},</text:p>
        <text:p text:style-name="P7"><text:s text:c="8"/>"3": {</text:p>
        <text:p text:style-name="P7"><text:s text:c="12"/>"name": "Mer"</text:p>
        <text:p text:style-name="P7"><text:s text:c="8"/>}</text:p>
        <text:p text:style-name="P7"><text:s text:c="4"/>},</text:p>
        <text:p text:style-name="P5">// nom des types d’unités (pas de raison de changer)</text:p>
        <text:p text:style-name="P7"><text:s text:c="4"/>"units": {</text:p>
        <text:p text:style-name="P7"><text:s text:c="8"/>"1": {</text:p>
        <text:p text:style-name="P7"><text:s text:c="12"/>"name": "Armee"</text:p>
        <text:p text:style-name="P7"><text:s text:c="8"/>},</text:p>
        <text:p text:style-name="P7"><text:s text:c="8"/>"2": {</text:p>
        <text:p text:style-name="P7"><text:s text:c="12"/>"name": "Flotte"</text:p>
        <text:p text:style-name="P7"><text:s text:c="8"/>}</text:p>
        <text:p text:style-name="P7"><text:s text:c="4"/>},</text:p>
        <text:p text:style-name="P2"><text:span text:style-name="T1">// information sur les rôles en commençant par l’arbitre - la première valeur du </text:span><text:span text:style-name="T4">composant</text:span><text:span text:style-name="T1"> couleur est pour l</text:span><text:span text:style-name="T4">’unité la deuxième est pour le fond de carte</text:span></text:p>
        <text:p text:style-name="P7"><text:s text:c="4"/>"roles": {</text:p>
        <text:p text:style-name="P7"><text:s text:c="8"/>"0": {</text:p>
        <text:p text:style-name="P7"><text:s text:c="12"/>"name": "Arbitre",</text:p>
        <text:p text:style-name="P7"><text:s text:c="12"/>"adjective_name": "Arbitre",</text:p>
        <text:p text:style-name="P7"><text:s text:c="12"/>"letter_name": "M",</text:p>
        <text:p text:style-name="P7"><text:s text:c="12"/>"red": [</text:p>
        <text:p text:style-name="P7"><text:s text:c="16"/>0,</text:p>
        <text:p text:style-name="P7"><text:s text:c="16"/>0</text:p>
        <text:p text:style-name="P7"><text:s text:c="12"/>],</text:p>
        <text:p text:style-name="P7"><text:s text:c="12"/>"green": [</text:p>
        <text:p text:style-name="P7"><text:s text:c="16"/>0,</text:p>
        <text:p text:style-name="P7"><text:s text:c="16"/>0</text:p>
        <text:p text:style-name="P7"><text:s text:c="12"/>],</text:p>
        <text:p text:style-name="P7"><text:s text:c="12"/>"blue": [</text:p>
        <text:p text:style-name="P7"><text:s text:c="16"/>0,</text:p>
        <text:p text:style-name="P7"><text:s text:c="16"/>0</text:p>
        <text:p text:style-name="P7"><text:s text:c="12"/>]</text:p>
        <text:p text:style-name="P7"><text:s text:c="8"/>},</text:p>
        <text:p text:style-name="P7"><text:s text:c="8"/>"1": {</text:p>
        <text:p text:style-name="P7"><text:s text:c="12"/>"name": "Angleterre",</text:p>
        <text:p text:style-name="P7"><text:s text:c="12"/>"adjective_name": "anglais",</text:p>
        <text:p text:style-name="P7"><text:s text:c="12"/>"letter_name": "E",</text:p>
        <text:p text:style-name="P7"><text:s text:c="12"/>"red": [</text:p>
        <text:p text:style-name="P7"><text:s text:c="16"/>47,</text:p>
        <text:p text:style-name="P7"><text:s text:c="16"/>131</text:p>
        <text:p text:style-name="P7"><text:s text:c="12"/>],</text:p>
        <text:p text:style-name="P7"><text:s text:c="12"/>"green": [</text:p>
        <text:p text:style-name="P7"><text:s text:c="16"/>138,</text:p>
        <text:p text:style-name="P7"><text:s text:c="16"/>185</text:p>
        <text:p text:style-name="P7"><text:s text:c="12"/>],</text:p>
        <text:p text:style-name="P7"><text:s text:c="12"/>"blue": [</text:p>
        <text:p text:style-name="P7"><text:s text:c="16"/>170,</text:p>
        <text:p text:style-name="P7"><text:soft-page-break/><text:s text:c="16"/>204</text:p>
        <text:p text:style-name="P7"><text:s text:c="12"/>]</text:p>
        <text:p text:style-name="P7"><text:s text:c="8"/>},</text:p>
        <text:p text:style-name="P5">// nom des types de côtes (pas de raison de changer, éventuellement ajouter « co »)</text:p>
        <text:p text:style-name="P7"><text:s text:c="4"/>"coasts": {</text:p>
        <text:p text:style-name="P7"><text:s text:c="8"/>"1": {</text:p>
        <text:p text:style-name="P7"><text:s text:c="12"/>"name": "ce"</text:p>
        <text:p text:style-name="P7"><text:s text:c="8"/>},</text:p>
        <text:p text:style-name="P7"><text:s text:c="8"/>"2": {</text:p>
        <text:p text:style-name="P7"><text:s text:c="12"/>"name": "cn"</text:p>
        <text:p text:style-name="P7"><text:s text:c="8"/>},</text:p>
        <text:p text:style-name="P7"><text:s text:c="8"/>"3": {</text:p>
        <text:p text:style-name="P7"><text:s text:c="12"/>"name": "cs"</text:p>
        <text:p text:style-name="P7"><text:s text:c="8"/>}</text:p>
        <text:p text:style-name="P7"><text:s text:c="4"/>},</text:p>
        <text:p text:style-name="P5">// information sur les zones (nom court, nom long, position unité, position légende)</text:p>
        <text:p text:style-name="P5">// une zone normale</text:p>
        <text:p text:style-name="P7"><text:s text:c="4"/>"zones": {</text:p>
        <text:p text:style-name="P7"><text:s text:c="8"/>"1": {</text:p>
        <text:p text:style-name="P7"><text:s text:c="12"/>"name": "Adr",</text:p>
        <text:p text:style-name="P7"><text:s text:c="12"/>"full_name": "Mer Adriatique",</text:p>
        <text:p text:style-name="P7"><text:s text:c="12"/>"x_pos": 466,</text:p>
        <text:p text:style-name="P7"><text:s text:c="12"/>"y_pos": 568,</text:p>
        <text:p text:style-name="P7"><text:s text:c="12"/>"x_legend_pos": 466,</text:p>
        <text:p text:style-name="P7"><text:s text:c="12"/>"y_legend_pos": 554</text:p>
        <text:p text:style-name="P7"><text:s text:c="8"/>},</text:p>
        <text:p text:style-name="P5">// une zone côtière</text:p>
        <text:p text:style-name="P7"><text:s text:c="8"/>"76": {</text:p>
        <text:p text:style-name="P7"><text:s text:c="12"/>"name": "",</text:p>
        <text:p text:style-name="P7"><text:s text:c="12"/>"full_name": "",</text:p>
        <text:p text:style-name="P7"><text:s text:c="12"/>"x_pos": 591,</text:p>
        <text:p text:style-name="P7"><text:s text:c="12"/>"y_pos": 527,</text:p>
        <text:p text:style-name="P7"><text:s text:c="12"/>"x_legend_pos": 591,</text:p>
        <text:p text:style-name="P7"><text:s text:c="12"/>"y_legend_pos": 513</text:p>
        <text:p text:style-name="P7"><text:s text:c="8"/>},</text:p>
        <text:p text:style-name="P5">// position des centres</text:p>
        <text:p text:style-name="P7"><text:s text:c="4"/>"centers": {</text:p>
        <text:p text:style-name="P7"><text:s text:c="8"/>"1": {</text:p>
        <text:p text:style-name="P7"><text:s text:c="12"/>"x_pos": 673,</text:p>
        <text:p text:style-name="P7"><text:s text:c="12"/>"y_pos": 554</text:p>
        <text:p text:style-name="P7"><text:s text:c="8"/>},</text:p>
        <text:p text:style-name="P5">// noms des saisons (pas de raison de changer)</text:p>
        <text:p text:style-name="P7"><text:s text:c="4"/>"seasons": {</text:p>
        <text:p text:style-name="P7"><text:s text:c="8"/>"1": {</text:p>
        <text:p text:style-name="P7"><text:s text:c="12"/>"name": "Printemps"</text:p>
        <text:p text:style-name="P7"><text:s text:c="8"/>},</text:p>
        <text:p text:style-name="P7"><text:s text:c="8"/>"2": {</text:p>
        <text:p text:style-name="P7"><text:s text:c="12"/>"name": "Ete"</text:p>
        <text:p text:style-name="P7"><text:s text:c="8"/>},</text:p>
        <text:p text:style-name="P7"><text:s text:c="8"/>"3": {</text:p>
        <text:p text:style-name="P7"><text:s text:c="12"/>"name": "Automne"</text:p>
        <text:p text:style-name="P7"><text:s text:c="8"/>},</text:p>
        <text:p text:style-name="P7"><text:s text:c="8"/>"4": {</text:p>
        <text:p text:style-name="P7"><text:s text:c="12"/>"name": "Hiver"</text:p>
        <text:p text:style-name="P7"><text:soft-page-break/><text:s text:c="8"/>},</text:p>
        <text:p text:style-name="P7"><text:s text:c="8"/>"5": {</text:p>
        <text:p text:style-name="P7"><text:s text:c="12"/>"name": "Ajustements"</text:p>
        <text:p text:style-name="P7"><text:s text:c="8"/>}</text:p>
        <text:p text:style-name="P7"><text:s text:c="4"/>},</text:p>
        <text:p text:style-name="P5">// noms des ordres (pas de raison de changer)</text:p>
        <text:p text:style-name="P7"><text:s text:c="4"/>"orders": {</text:p>
        <text:p text:style-name="P7"><text:s text:c="8"/>"1": {</text:p>
        <text:p text:style-name="P7"><text:s text:c="12"/>"name": "Attaquer"</text:p>
        <text:p text:style-name="P7"><text:s text:c="8"/>},</text:p>
        <text:p text:style-name="P7"><text:s text:c="8"/>"2": {</text:p>
        <text:p text:style-name="P7"><text:s text:c="12"/>"name": "Soutenir offensivement"</text:p>
        <text:p text:style-name="P7"><text:s text:c="8"/>},</text:p>
        <text:p text:style-name="P7"><text:s text:c="8"/>"3": {</text:p>
        <text:p text:style-name="P7"><text:s text:c="12"/>"name": "Soutenir defensivement"</text:p>
        <text:p text:style-name="P7"><text:s text:c="8"/>},</text:p>
        <text:p text:style-name="P7"><text:s text:c="8"/>"4": {</text:p>
        <text:p text:style-name="P7"><text:s text:c="12"/>"name": "Tenir"</text:p>
        <text:p text:style-name="P7"><text:s text:c="8"/>},</text:p>
        <text:p text:style-name="P7"><text:s text:c="8"/>"5": {</text:p>
        <text:p text:style-name="P7"><text:s text:c="12"/>"name": "Convoyer"</text:p>
        <text:p text:style-name="P7"><text:s text:c="8"/>},</text:p>
        <text:p text:style-name="P7"><text:s text:c="8"/>"6": {</text:p>
        <text:p text:style-name="P7"><text:s text:c="12"/>"name": "Retraiter"</text:p>
        <text:p text:style-name="P7"><text:s text:c="8"/>},</text:p>
        <text:p text:style-name="P7"><text:s text:c="8"/>"7": {</text:p>
        <text:p text:style-name="P7"><text:s text:c="12"/>"name": "Disperser"</text:p>
        <text:p text:style-name="P7"><text:s text:c="8"/>},</text:p>
        <text:p text:style-name="P7"><text:s text:c="8"/>"8": {</text:p>
        <text:p text:style-name="P7"><text:s text:c="12"/>"name": "Construire"</text:p>
        <text:p text:style-name="P7"><text:s text:c="8"/>},</text:p>
        <text:p text:style-name="P7"><text:s text:c="8"/>"9": {</text:p>
        <text:p text:style-name="P7"><text:s text:c="12"/>"name": "Supprimer"</text:p>
        <text:p text:style-name="P7"><text:s text:c="8"/>}</text:p>
        <text:p text:style-name="P7"><text:s text:c="4"/>},</text:p>
        <text:p text:style-name="P10">// zones cliquables – ne pas oublier les zones côtières qui peuvent être incluses dans une autre zone)</text:p>
        <text:p text:style-name="P7"><text:s text:c="4"/>"zone_areas": {</text:p>
        <text:p text:style-name="P7"><text:s text:c="8"/>"1": {</text:p>
        <text:p text:style-name="P7"><text:s text:c="12"/>"area": [</text:p>
        <text:p text:style-name="P7"><text:s text:c="16"/>[</text:p>
        <text:p text:style-name="P7"><text:s text:c="20"/>500,</text:p>
        <text:p text:style-name="P7"><text:s text:c="20"/>593</text:p>
        <text:p text:style-name="P7"><text:s text:c="16"/>],</text:p>
        <text:p text:style-name="P7"><text:s text:c="16"/>[</text:p>
        <text:p text:style-name="P7"><text:s text:c="20"/>497,</text:p>
        <text:p text:style-name="P7"><text:s text:c="20"/>592</text:p>
        <text:p text:style-name="P7"><text:s text:c="16"/>],</text:p>
        <text:p text:style-name="P7"><text:s text:c="16"/>[</text:p>
        <text:p text:style-name="P7"><text:s text:c="20"/>493,</text:p>
        <text:p text:style-name="P7"><text:s text:c="20"/>592</text:p>
        <text:p text:style-name="P7"><text:s text:c="16"/>],</text:p>
        <text:p text:style-name="P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4.2$Linux_X86_64 LibreOffice_project/40$Build-2</meta:generator>
    <dc:date>2023-03-23T08:47:58.866015413</dc:date>
    <meta:editing-duration>PT7M50S</meta:editing-duration>
    <meta:editing-cycles>2</meta:editing-cycles>
    <meta:document-statistic meta:table-count="3" meta:image-count="0" meta:object-count="0" meta:page-count="7" meta:paragraph-count="445" meta:word-count="1282" meta:character-count="8487" meta:non-whitespace-character-count="5064"/>
  </office:meta>
</office:document-meta>
</file>